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0066" draw:marker-start-width="0.35cm" draw:marker-end-width="0.35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1cm" svg:stroke-color="#ff420e" draw:marker-start-width="0.35cm" draw:marker-end-width="0.3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579d1c" draw:marker-start-width="0.35cm" draw:marker-end-width="0.3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d320" draw:marker-start-width="0.35cm" draw:marker-end-width="0.35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d320" draw:marker-start-width="0.35cm" draw:marker-end="Arrow" draw:marker-end-width="0.45cm" draw:fill="non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8080" draw:marker-start-width="0.35cm" draw:marker-end-width="0.35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prašanje" draw:style-name="gr1" draw:text-style-name="P1" xml:id="id2" draw:id="id2" draw:layer="layout" svg:width="4.1cm" svg:height="4.1cm" svg:x="25.5cm" svg:y="1.9cm">
          <svg:title>Vprašanje</svg:title>
          <text:p text:style-name="P1">= STRAN =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14" draw:id="id14" draw:layer="layout" svg:width="4.1cm" svg:height="4.1cm" svg:x="14.1cm" svg:y="1.7cm">
          <svg:title>Vprašanje</svg:title>
          <text:p text:style-name="P1">= STRAN =</text:p>
          <text:p text:style-name="P1">Dodaj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46" draw:id="id46" draw:layer="layout" svg:width="4.1cm" svg:height="4.1cm" svg:x="91.1cm" svg:y="24.5cm">
          <svg:title>Vprašanje</svg:title>
          <text:p text:style-name="P1">= STRAN =</text:p>
          <text:p text:style-name="P1">Rezultati</text:p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6.5cm" svg:height="3.5cm" svg:x="50.5cm" svg:y="1.9cm">
          <text:p text:style-name="P1">= PODSTRAN =</text:p>
          <text:p text:style-name="P1">Vsa vprašanja</text:p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6.5cm" svg:height="3.5cm" svg:x="39.8cm" svg:y="29.4cm">
          <text:p text:style-name="P1">= PODSTRAN =</text:p>
          <text:p text:style-name="P1">Statistika</text:p>
          <text:p text:style-name="P1">odgovoro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.7cm" svg:height="2.8cm" svg:x="26.6cm" svg:y="8.2cm">
          <text:p text:style-name="P1">= GUMB =</text:p>
          <text:p text:style-name="P1">Beri vprašanje</text:p>
          <text:p text:style-name="P1">[btnBeri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2cm" svg:height="3.1cm" svg:x="20.1cm" svg:y="7.7cm">
          <text:p text:style-name="P1">= GUMB =</text:p>
          <text:p text:style-name="P1">Oddaj odgovor</text:p>
          <text:p text:style-name="P1">[btnOddajOdg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7.55cm" svg:y1="6cm" svg:x2="29.45cm" svg:y2="8.2cm" draw:end-shape="id1" draw:end-glue-point="4" svg:d="M27550 6000v850h1900v1350" svg:viewBox="0 0 1901 2201">
          <text:p/>
        </draw:connector>
        <draw:connector draw:style-name="gr4" draw:text-style-name="P1" draw:layer="layout" svg:x1="27.55cm" svg:y1="6cm" svg:x2="22.7cm" svg:y2="7.7cm" draw:start-shape="id2" draw:start-glue-point="2" draw:end-shape="id3" draw:end-glue-point="4" svg:d="M27550 6000v850h-4850v850" svg:viewBox="0 0 4851 1701">
          <text:p/>
        </draw:connector>
        <draw:connector draw:style-name="gr3" draw:text-style-name="P1" draw:layer="layout" svg:x1="29.45cm" svg:y1="11cm" svg:x2="28.6cm" svg:y2="12.9cm" draw:start-shape="id1" draw:start-glue-point="8" draw:end-shape="id4" draw:end-glue-point="0" svg:d="M29450 11000v951h-850v949" svg:viewBox="0 0 851 1901">
          <text:p/>
        </draw:connector>
        <draw:connector draw:style-name="gr3" draw:text-style-name="P1" draw:layer="layout" svg:x1="28.6cm" svg:y1="15.4cm" svg:x2="28.6cm" svg:y2="16cm" draw:start-shape="id4" draw:start-glue-point="2" draw:end-shape="id5" draw:end-glue-point="0" svg:d="M28600 15400v600" svg:viewBox="0 0 1 601">
          <text:p/>
        </draw:connector>
        <draw:connector draw:style-name="gr3" draw:text-style-name="P1" draw:layer="layout" svg:x1="30.8cm" svg:y1="16.7cm" svg:x2="35cm" svg:y2="47.3cm" draw:start-shape="id5" draw:start-glue-point="1" draw:end-shape="id6" draw:end-glue-point="0" svg:d="M30800 16700h4200v30600" svg:viewBox="0 0 4201 30601">
          <text:p/>
        </draw:connector>
        <draw:custom-shape draw:style-name="gr2" draw:text-style-name="P1" xml:id="id32" draw:id="id32" draw:layer="layout" svg:width="7.7cm" svg:height="2.4cm" svg:x="48.8cm" svg:y="16.6cm">
          <text:p text:style-name="P1">socketPosiljanjeVprasanj</text:p>
          <text:p text:style-name="P1">&gt;</text:p>
          <text:p text:style-name="P1">btnRewriteVprasanja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7.6cm" svg:height="1.9cm" svg:x="56.7cm" svg:y="8cm">
          <text:p text:style-name="P1">-branje vseh vprašanj</text:p>
          <text:p text:style-name="P1">-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6.1cm" svg:height="1.9cm" svg:x="55.8cm" svg:y="5.8cm">
          <text:p text:style-name="P1">-klic branjeVprasanj()</text:p>
          <text:p text:style-name="P1">s pogojem v00=1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6cm" svg:height="2.2cm" svg:x="49.5cm" svg:y="10.8cm">
          <text:p text:style-name="P1">izpisVprasanj()</text:p>
          <text:p text:style-name="P1">&gt;</text:p>
          <text:p text:style-name="P1">socketIzpis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6.1cm" svg:height="2.3cm" svg:x="1.4cm" svg:y="4.6cm">
          <text:p text:style-name="P1">-zapis vpr v DB</text:p>
          <text:p text:style-name="P1">-socketVprPrebran z</text:p>
          <text:p text:style-name="P1">»vpr:delniIzpis«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6.9cm" svg:height="1cm" svg:x="30cm" svg:y="57.8cm">
          <draw:glue-point draw:id="4" svg:x="3.26cm" svg:y="-5cm"/>
          <draw:glue-point draw:id="5" svg:x="3.115cm" svg:y="5cm"/>
          <draw:glue-point draw:id="6" svg:x="2.101cm" svg:y="-5cm"/>
          <draw:glue-point draw:id="7" svg:x="1.376cm" svg:y="-5cm"/>
          <draw:glue-point draw:id="8" svg:x="0.942cm" svg:y="5cm"/>
          <text:p text:style-name="P1">stOdgPosamezno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6cm" svg:height="1.2cm" svg:x="33.3cm" svg:y="52.5cm">
          <draw:glue-point draw:id="4" svg:x="2.777cm" svg:y="-5cm"/>
          <draw:glue-point draw:id="5" svg:x="2.777cm" svg:y="5cm"/>
          <draw:glue-point draw:id="6" svg:x="-0.833cm" svg:y="4.166cm"/>
          <draw:glue-point draw:id="7" svg:x="-1.666cm" svg:y="-5cm"/>
          <text:p text:style-name="P1">lastVprID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7cm" svg:height="2.4cm" svg:x="10.4cm" svg:y="12.1cm">
          <text:p text:style-name="P1">DodajVpr()</text:p>
          <text:p text:style-name="P1">&gt;</text:p>
          <text:p text:style-name="P1">socketDodaj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5.2cm" svg:height="2.3cm" svg:x="20.1cm" svg:y="11.9cm">
          <text:p text:style-name="P1">OddajOdg()</text:p>
          <text:p text:style-name="P1">&gt;</text:p>
          <text:p text:style-name="P1">socketPisanjeOdg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5.5cm" svg:height="1.5cm" svg:x="27.3cm" svg:y="66.7cm">
          <draw:glue-point draw:id="4" svg:x="-3.181cm" svg:y="5.006cm"/>
          <draw:glue-point draw:id="5" svg:x="3.727cm" svg:y="5.006cm"/>
          <draw:glue-point draw:id="6" svg:x="-3.727cm" svg:y="-5cm"/>
          <text:p text:style-name="P1">socketVprPrebr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2cm" svg:height="1.4cm" svg:x="32.9cm" svg:y="47.3cm">
          <draw:glue-point draw:id="4" svg:x="2.38cm" svg:y="-5cm"/>
          <draw:glue-point draw:id="5" svg:x="2.619cm" svg:y="5cm"/>
          <draw:glue-point draw:id="6" svg:x="-1.19cm" svg:y="-5cm"/>
          <draw:glue-point draw:id="7" svg:x="-1.19cm" svg:y="5cm"/>
          <draw:glue-point draw:id="8" svg:x="5cm" svg:y="3.571cm"/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4cm" svg:height="1.4cm" svg:x="26.4cm" svg:y="16cm">
          <draw:glue-point draw:id="4" svg:x="5cm" svg:y="-2.142cm"/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2cm" svg:height="2.5cm" svg:x="26.5cm" svg:y="12.9cm">
          <text:p text:style-name="P1">BeriVpr()</text:p>
          <text:p text:style-name="P1">&gt;</text:p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8.1cm" svg:height="3cm" svg:x="67.1cm" svg:y="30.3cm">
          <text:p text:style-name="P1">= GUMB X =</text:p>
          <text:p text:style-name="P1">Brisanje posameznega odg</text:p>
          <text:p text:style-name="P1">ngclk-removeRow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" draw:id="id61" draw:layer="layout" svg:width="9.7cm" svg:height="4.1cm" svg:x="71.9cm" svg:y="9.6cm">
          <text:p text:style-name="P1">= GUMB X =</text:p>
          <text:p text:style-name="P1">Izbriši posamezno vprašanje</text:p>
          <text:p text:style-name="P1">in povezane odgovore</text:p>
          <text:p text:style-name="P1">ngclk-removeRowVprasanja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" draw:id="id49" draw:layer="layout" svg:width="7.4cm" svg:height="3.8cm" svg:x="43.5cm" svg:y="75.8cm">
          <draw:glue-point draw:id="12" svg:x="-1.351cm" svg:y="-5cm"/>
          <draw:glue-point draw:id="13" svg:x="-1.081cm" svg:y="4.736cm"/>
          <text:p text:style-name="P1">btnRewriteStatistika</text:p>
          <text:p text:style-name="P1">[webpage&gt;statistics]</text:p>
          <text:p text:style-name="P1">ngclk-rewriteStatistika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" draw:id="id54" draw:layer="layout" svg:width="6.5cm" svg:height="3.5cm" svg:x="39.8cm" svg:y="34.2cm">
          <text:p text:style-name="P1">= GUMB =</text:p>
          <text:p text:style-name="P1">Izpiši statistiko</text:p>
          <text:p text:style-name="P1">[btnIzpisStatistike]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9" draw:id="id39" draw:layer="layout" svg:width="6.4cm" svg:height="3.1cm" svg:x="90.1cm" svg:y="46.9cm">
          <draw:glue-point draw:id="12" svg:x="-1.093cm" svg:y="-5cm"/>
          <draw:glue-point draw:id="13" svg:x="-0.937cm" svg:y="4.677cm"/>
          <text:p text:style-name="P1">btnRewrite</text:p>
          <text:p text:style-name="P1">[webpage&gt;answers]</text:p>
          <text:p text:style-name="P1">ngclk-rewrit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" draw:id="id45" draw:layer="layout" svg:width="7.6cm" svg:height="3.3cm" svg:x="89.3cm" svg:y="29.4cm">
          <text:p text:style-name="P1">= GUMB =</text:p>
          <text:p text:style-name="P1">Izpiši rezultate glasovanja</text:p>
          <text:p text:style-name="P1">[btnIzpisRezultatov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8.1cm" svg:height="3.4cm" svg:x="48.7cm" svg:y="19.5cm">
          <text:p text:style-name="P1">btnRewriteVprasanja</text:p>
          <text:p text:style-name="P1">[webpage&gt;all-questions]</text:p>
          <text:p text:style-name="P1">ngclk-rewriteVprasanja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6.5cm" svg:height="3.3cm" svg:x="48.7cm" svg:y="6.5cm">
          <text:p text:style-name="P1">= GUMB =</text:p>
          <text:p text:style-name="P1">Izpiši vprašanja</text:p>
          <text:p text:style-name="P1">[btnIzpisVprasanj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5.5cm" svg:height="3.5cm" svg:x="10.6cm" svg:y="7.3cm">
          <text:p text:style-name="P1">= GUMB =</text:p>
          <text:p text:style-name="P1">Dodaj vprašanje</text:p>
          <text:p text:style-name="P1">[btnDodaj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8cm" svg:height="3.4cm" svg:x="34.6cm" svg:y="71.5cm">
          <text:p text:style-name="P1">btnPrejemStVpr</text:p>
          <text:p text:style-name="P1">[webpage&gt;add-question]</text:p>
          <text:p text:style-name="P1">ngclk-prejemStVpr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7.7cm" svg:height="3.8cm" svg:x="21.2cm" svg:y="75.8cm">
          <text:p text:style-name="P1">btnRewriteVprasanje</text:p>
          <text:p text:style-name="P1">[webpage&gt;question]</text:p>
          <text:p text:style-name="P1">ngclck-rewriteVprasanj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6" draw:id="id26" draw:layer="layout" svg:x1="29.1cm" svg:y1="70.9cm" svg:x2="25.05cm" svg:y2="75.8cm" draw:start-shape="id7" draw:start-glue-point="5" draw:end-shape="id8" draw:end-glue-point="4" svg:d="M29100 70900h-4050v4900" svg:viewBox="0 0 4051 4901">
          <text:p/>
        </draw:connector>
        <draw:connector draw:style-name="gr5" draw:text-style-name="P1" xml:id="id28" draw:id="id28" draw:layer="layout" svg:x1="30.9cm" svg:y1="70.9cm" svg:x2="38.5cm" svg:y2="71.5cm" draw:start-shape="id7" draw:start-glue-point="7" draw:end-shape="id9" draw:end-glue-point="4" svg:d="M30900 70900h7600v600" svg:viewBox="0 0 7601 601">
          <text:p/>
        </draw:connector>
        <draw:custom-shape draw:style-name="gr2" draw:text-style-name="P1" xml:id="id10" draw:id="id10" draw:layer="layout" svg:width="5cm" svg:height="2.3cm" svg:x="22.1cm" svg:y="8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66" draw:id="id66" draw:layer="layout" svg:width="5.7cm" svg:height="3.1cm" svg:x="68.4cm" svg:y="38.8cm">
          <text:p text:style-name="P1">=STOP=</text:p>
          <text:p text:style-name="P1">Brisanje izbranega</text:p>
          <text:p text:style-name="P1">odg iz DB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50" draw:id="id50" draw:layer="layout" svg:width="5cm" svg:height="2.3cm" svg:x="45cm" svg:y="81.3cm">
          <text:p text:style-name="P1">=STOP=</text:p>
          <text:p text:style-name="P1">Izpis statistik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40" draw:id="id40" draw:layer="layout" svg:width="5cm" svg:height="2.3cm" svg:x="90.6cm" svg:y="50.9cm">
          <draw:glue-point draw:id="8" svg:x="-1cm" svg:y="-4.565cm"/>
          <text:p text:style-name="P1">=STOP=</text:p>
          <text:p text:style-name="P1">Izpis rezultatov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31" draw:id="id31" draw:layer="layout" svg:width="5cm" svg:height="2.3cm" svg:x="50cm" svg:y="23.6cm">
          <text:p text:style-name="P1">=STOP=</text:p>
          <text:p text:style-name="P1">Izpis vseh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3" draw:id="id13" draw:layer="layout" svg:width="5cm" svg:height="1.5cm" svg:x="20.2cm" svg:y="15.6cm">
          <text:p text:style-name="P1">=STOP=</text:p>
          <text:p text:style-name="P1">Oddajanje od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1" draw:id="id11" draw:layer="layout" svg:width="5.5cm" svg:height="2.1cm" svg:x="35.7cm" svg:y="76.2cm">
          <text:p text:style-name="P1">=STOP=</text:p>
          <text:p text:style-name="P1">F5 zapStVpr/st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svg:x1="25.05cm" svg:y1="79.6cm" svg:x2="23.25cm" svg:y2="81cm" draw:start-shape="id8" draw:start-glue-point="8" draw:end-shape="id10" draw:end-glue-point="4" svg:d="M25050 79600v701h-1800v699" svg:viewBox="0 0 1801 1401">
          <text:p/>
        </draw:connector>
        <draw:connector draw:style-name="gr5" draw:text-style-name="P1" draw:layer="layout" svg:x1="38.5cm" svg:y1="74.9cm" svg:x2="36.75cm" svg:y2="76.2cm" draw:start-shape="id9" draw:start-glue-point="8" draw:end-shape="id11" draw:end-glue-point="4" svg:d="M38500 74900v651h-1750v649" svg:viewBox="0 0 1751 1301">
          <text:p/>
        </draw:connector>
        <draw:connector draw:style-name="gr4" draw:text-style-name="P1" draw:layer="layout" svg:x1="22.7cm" svg:y1="10.8cm" svg:x2="22.7cm" svg:y2="11.9cm" draw:start-shape="id3" draw:start-glue-point="8" draw:end-shape="id12" draw:end-glue-point="0" svg:d="M22700 10800v1100" svg:viewBox="0 0 1 1101">
          <text:p/>
        </draw:connector>
        <draw:connector draw:style-name="gr4" draw:text-style-name="P1" draw:layer="layout" svg:x1="22.7cm" svg:y1="14.2cm" svg:x2="20.95cm" svg:y2="15.6cm" draw:start-shape="id12" draw:start-glue-point="2" draw:end-shape="id13" draw:end-glue-point="4" svg:d="M22700 14200v700h-1750v700" svg:viewBox="0 0 1751 1401">
          <text:p/>
        </draw:connector>
        <draw:connector draw:style-name="gr5" draw:text-style-name="P1" draw:layer="layout" svg:x1="16.15cm" svg:y1="5.8cm" svg:x2="13.35cm" svg:y2="7.3cm" draw:start-shape="id14" draw:start-glue-point="2" draw:end-shape="id15" draw:end-glue-point="4" svg:d="M16150 5800v750h-2800v750" svg:viewBox="0 0 2801 1501">
          <text:p/>
        </draw:connector>
        <draw:connector draw:style-name="gr5" draw:text-style-name="P1" draw:layer="layout" svg:x1="13.35cm" svg:y1="10.8cm" svg:x2="12.75cm" svg:y2="12.1cm" draw:start-shape="id15" draw:start-glue-point="8" draw:end-shape="id16" draw:end-glue-point="0" svg:d="M13350 10800v651h-600v649" svg:viewBox="0 0 601 1301">
          <text:p/>
        </draw:connector>
        <draw:custom-shape draw:style-name="gr2" draw:text-style-name="P1" xml:id="id18" draw:id="id18" draw:layer="layout" svg:width="7.5cm" svg:height="1.7cm" svg:x="38.5cm" svg:y="45.1cm">
          <text:p text:style-name="P1">- branje števila vprašanj</text:p>
          <text:p text:style-name="P1">- klic lastVprID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5cm" svg:y1="48.7cm" svg:x2="35.1cm" svg:y2="52.5cm" draw:start-shape="id6" draw:start-glue-point="2" draw:end-shape="id17" draw:end-glue-point="0" svg:d="M35000 48700v1900h100v1900" svg:viewBox="0 0 101 3801">
          <text:p/>
        </draw:connector>
        <draw:connector draw:style-name="gr6" draw:text-style-name="P1" draw:layer="layout" svg:x1="37.1cm" svg:y1="48cm" svg:x2="38.5cm" svg:y2="45.95cm" draw:start-shape="id6" draw:start-glue-point="1" draw:end-shape="id18" draw:end-glue-point="3" svg:d="M37100 48000h700v-2050h700" svg:viewBox="0 0 1401 2051">
          <text:p/>
        </draw:connector>
        <draw:custom-shape draw:style-name="gr2" draw:text-style-name="P1" xml:id="id19" draw:id="id19" draw:layer="layout" svg:width="8.3cm" svg:height="1.7cm" svg:x="38.5cm" svg:y="52.2cm">
          <text:p text:style-name="P1">- branje maxVprID</text:p>
          <text:p text:style-name="P1">- klic stOdgPosameznoVpr(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6.9cm" svg:y1="53.1cm" svg:x2="38.5cm" svg:y2="53.05cm" draw:start-shape="id17" draw:start-glue-point="1" draw:end-shape="id19" draw:end-glue-point="3" svg:d="M36900 53100h800v-50h800" svg:viewBox="0 0 1601 51">
          <text:p/>
        </draw:connector>
        <draw:connector draw:style-name="gr3" draw:text-style-name="P1" draw:layer="layout" svg:x1="35.1cm" svg:y1="53.7cm" svg:x2="34.899cm" svg:y2="57.8cm" draw:start-shape="id17" draw:start-glue-point="2" draw:end-shape="id20" draw:end-glue-point="6" svg:d="M35100 53700v2050h-201v2050" svg:viewBox="0 0 202 4101">
          <text:p/>
        </draw:connector>
        <draw:custom-shape draw:style-name="gr2" draw:text-style-name="P1" xml:id="id21" draw:id="id21" draw:layer="layout" svg:width="8.5cm" svg:height="1.9cm" svg:x="38.5cm" svg:y="57.6cm">
          <text:p text:style-name="P1">- branje st odg za posamezno</text:p>
          <text:p text:style-name="P1">vprašanje in zapis v array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6.9cm" svg:y1="58.3cm" svg:x2="38.5cm" svg:y2="58.55cm" draw:start-shape="id20" draw:start-glue-point="1" draw:end-shape="id21" draw:end-glue-point="3" svg:d="M36900 58300h800v250h800" svg:viewBox="0 0 1601 251">
          <text:p/>
        </draw:connector>
        <draw:connector draw:style-name="gr7" draw:text-style-name="P1" xml:id="id62" draw:id="id62" draw:layer="layout" draw:line-skew="17.9cm" svg:x1="28.6cm" svg:y1="17.4cm" svg:x2="30.05cm" svg:y2="66.7cm" draw:start-shape="id5" draw:start-glue-point="2" draw:end-shape="id22" draw:end-glue-point="0" svg:d="M28600 17400v42550h1450v6750" svg:viewBox="0 0 1451 49301">
          <text:p/>
        </draw:connector>
        <draw:custom-shape draw:style-name="gr2" draw:text-style-name="P1" xml:id="id7" draw:id="id7" draw:layer="layout" svg:width="1.8cm" svg:height="1.8cm" svg:x="29.1cm" svg:y="70cm">
          <draw:glue-point draw:id="8" svg:x="-2.222cm" svg:y="-2.222cm"/>
          <draw:glue-point draw:id="9" svg:x="2.777cm" svg:y="-2.222cm"/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8.301cm" svg:y1="68.2cm" svg:x2="29.601cm" svg:y2="70.501cm" draw:start-shape="id22" draw:start-glue-point="4" draw:end-shape="id7" draw:end-glue-point="8" svg:d="M28301 68200v900h1300v1401" svg:viewBox="0 0 1301 2302">
          <text:p/>
        </draw:connector>
        <draw:custom-shape draw:style-name="gr8" draw:text-style-name="P1" xml:id="id27" draw:id="id27" draw:layer="layout" svg:width="5.4cm" svg:height="2cm" svg:x="21.4cm" svg:y="67.7cm">
          <text:p text:style-name="P1">V primeru br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2061.7691154422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9" draw:id="id29" draw:layer="layout" svg:width="6.2cm" svg:height="2cm" svg:x="33.9cm" svg:y="67.4cm">
          <text:p text:style-name="P1">V primeru dodaj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3" draw:id="id23" draw:layer="layout" svg:width="5.5cm" svg:height="2.2cm" svg:x="35.1cm" svg:y="10.9cm">
          <text:p text:style-name="P1">-klic branjeStVpr()</text:p>
          <text:p text:style-name="P1">-branje vpr iz DB</text:p>
          <text:p text:style-name="P1">-socketVprPrebra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0.8cm" svg:y1="16.401cm" svg:x2="35.1cm" svg:y2="12cm" draw:start-shape="id5" draw:start-glue-point="4" draw:end-shape="id23" svg:d="M30800 16401h2150v-4401h2150" svg:viewBox="0 0 4301 4402">
          <text:p/>
        </draw:connector>
        <draw:custom-shape draw:style-name="gr2" draw:text-style-name="P1" xml:id="id33" draw:id="id33" draw:layer="layout" svg:width="7.4cm" svg:height="2.2cm" svg:x="49cm" svg:y="13.9cm">
          <text:p text:style-name="P1">branjeVprasanj()</text:p>
          <text:p text:style-name="P1">&gt;</text:p>
          <text:p text:style-name="P1">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4.4cm" svg:height="1.1cm" svg:x="10.5cm" svg:y="16cm">
          <draw:glue-point draw:id="4" svg:x="-3.636cm" svg:y="-5cm"/>
          <text:p text:style-name="P1">socketDodajVp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5cm" svg:y1="14.5cm" svg:x2="12.7cm" svg:y2="16cm" draw:start-shape="id16" draw:start-glue-point="2" draw:end-shape="id24" draw:end-glue-point="0" svg:d="M12750 14500v750h-50v750" svg:viewBox="0 0 51 1501">
          <text:p/>
        </draw:connector>
        <draw:connector draw:style-name="gr5" draw:text-style-name="P1" draw:layer="layout" svg:x1="32.099cm" svg:y1="68.2cm" svg:x2="30.499cm" svg:y2="70.501cm" draw:start-shape="id22" draw:start-glue-point="5" draw:end-shape="id7" draw:end-glue-point="9" svg:d="M32099 68200v2301h-1600" svg:viewBox="0 0 1601 2302">
          <text:p/>
        </draw:connector>
        <draw:connector draw:style-name="gr6" draw:text-style-name="P1" draw:layer="layout" draw:line-skew="3.65cm" svg:x1="11.101cm" svg:y1="16cm" svg:x2="4.45cm" svg:y2="6.9cm" draw:start-shape="id24" draw:start-glue-point="4" draw:end-shape="id25" draw:end-glue-point="2" svg:d="M11101 16000v-900h-6651v-8200" svg:viewBox="0 0 6652 9101">
          <text:p/>
        </draw:connector>
        <draw:connector draw:style-name="gr6" draw:text-style-name="P1" draw:layer="layout" svg:x1="25.05cm" svg:y1="70.9cm" svg:x2="22.4cm" svg:y2="69.7cm" draw:start-shape="id26" draw:start-glue-point="0" draw:end-shape="id27" draw:end-glue-point="6" svg:d="M25050 70900v-624h-2650v-576" svg:viewBox="0 0 2651 1201">
          <text:p/>
        </draw:connector>
        <draw:connector draw:style-name="gr6" draw:text-style-name="P1" draw:layer="layout" svg:x1="38.5cm" svg:y1="70.9cm" svg:x2="34.9cm" svg:y2="69.4cm" draw:start-shape="id28" draw:start-glue-point="0" draw:end-shape="id29" draw:end-glue-point="6" svg:d="M38500 70900v-774h-3600v-726" svg:viewBox="0 0 3601 1501">
          <text:p/>
        </draw:connector>
        <draw:connector draw:style-name="gr9" draw:text-style-name="P1" draw:layer="layout" svg:x1="52.75cm" svg:y1="22.9cm" svg:x2="52.5cm" svg:y2="23.6cm" draw:start-shape="id30" draw:start-glue-point="8" draw:end-shape="id31" draw:end-glue-point="0" svg:d="M52750 22900v351h-250v349" svg:viewBox="0 0 251 701">
          <text:p/>
        </draw:connector>
        <draw:connector draw:style-name="gr9" draw:text-style-name="P1" draw:layer="layout" svg:x1="52.65cm" svg:y1="19cm" svg:x2="52.75cm" svg:y2="19.5cm" draw:start-shape="id32" draw:start-glue-point="2" draw:end-shape="id30" draw:end-glue-point="4" svg:d="M52650 19000v250h100v250" svg:viewBox="0 0 101 501">
          <text:p/>
        </draw:connector>
        <draw:connector draw:style-name="gr9" draw:text-style-name="P1" draw:layer="layout" svg:x1="52.7cm" svg:y1="16.1cm" svg:x2="52.65cm" svg:y2="16.6cm" draw:start-shape="id33" draw:start-glue-point="2" draw:end-shape="id32" draw:end-glue-point="0" svg:d="M52700 16100v250h-50v250" svg:viewBox="0 0 51 501">
          <text:p/>
        </draw:connector>
        <draw:connector draw:style-name="gr9" draw:text-style-name="P1" draw:layer="layout" svg:x1="52.5cm" svg:y1="13cm" svg:x2="52.7cm" svg:y2="13.9cm" draw:start-shape="id34" draw:start-glue-point="2" draw:end-shape="id33" draw:end-glue-point="0" svg:d="M52500 13000v450h200v450" svg:viewBox="0 0 201 901">
          <text:p/>
        </draw:connector>
        <draw:connector draw:style-name="gr9" draw:text-style-name="P1" draw:layer="layout" svg:x1="51.95cm" svg:y1="9.8cm" svg:x2="52.5cm" svg:y2="10.8cm" draw:start-shape="id35" draw:start-glue-point="8" draw:end-shape="id34" draw:end-glue-point="0" svg:d="M51950 9800v501h550v499" svg:viewBox="0 0 551 1001">
          <text:p/>
        </draw:connector>
        <draw:connector draw:style-name="gr9" draw:text-style-name="P1" draw:layer="layout" svg:x1="53.75cm" svg:y1="5.4cm" svg:x2="51.95cm" svg:y2="6.5cm" draw:start-shape="id36" draw:start-glue-point="2" draw:end-shape="id35" draw:end-glue-point="4" svg:d="M53750 5400v550h-1800v550" svg:viewBox="0 0 1801 1101">
          <text:p/>
        </draw:connector>
        <draw:connector draw:style-name="gr6" draw:text-style-name="P1" draw:layer="layout" svg:x1="55.5cm" svg:y1="11.9cm" svg:x2="55.8cm" svg:y2="6.75cm" draw:start-shape="id34" draw:start-glue-point="1" draw:end-shape="id37" draw:end-glue-point="3" svg:d="M55500 11900h501v-2650h-702v-2500h501" svg:viewBox="0 0 703 5151">
          <text:p/>
        </draw:connector>
        <draw:connector draw:style-name="gr6" draw:text-style-name="P1" draw:layer="layout" svg:x1="56.4cm" svg:y1="15cm" svg:x2="56.7cm" svg:y2="8.95cm" draw:start-shape="id33" draw:start-glue-point="1" draw:end-shape="id38" draw:end-glue-point="3" svg:d="M56400 15000h501v-3100h-702v-2950h501" svg:viewBox="0 0 703 6051">
          <text:p/>
        </draw:connector>
        <draw:custom-shape draw:style-name="gr2" draw:text-style-name="P1" xml:id="id51" draw:id="id51" draw:layer="layout" svg:width="7.4cm" svg:height="2.6cm" svg:x="43.2cm" svg:y="71.3cm">
          <draw:glue-point draw:id="4" svg:x="-1.351cm" svg:y="-5cm"/>
          <draw:glue-point draw:id="5" svg:x="-1.351cm" svg:y="5cm"/>
          <text:p text:style-name="P1">socketPosiljanjeStatistike</text:p>
          <text:p text:style-name="P1">&gt;</text:p>
          <text:p text:style-name="P1">btnRewriteStatistik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52" draw:id="id52" draw:layer="layout" svg:width="7.5cm" svg:height="2.3cm" svg:x="42.8cm" svg:y="67.2cm">
          <draw:glue-point draw:id="4" svg:x="-0.866cm" svg:y="-5cm"/>
          <draw:glue-point draw:id="5" svg:x="-0.866cm" svg:y="5cm"/>
          <text:p text:style-name="P1">branjeVprOdgSkupaj</text:p>
          <text:p text:style-name="P1">&gt;</text:p>
          <text:p text:style-name="P1">socketPosiljanjeStatistike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9.8cm" svg:height="2.3cm" svg:x="48.2cm" svg:y="29.5cm">
          <text:p text:style-name="P1">-klic branjeStVpr()</text:p>
          <text:p text:style-name="P1">-dodan pogoj v02=1, ki se uporabi</text:p>
          <text:p text:style-name="P1">pri klicu stOdgPosameznoVpr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3" draw:id="id53" draw:layer="layout" svg:width="6.2cm" svg:height="2.4cm" svg:x="39.9cm" svg:y="39cm">
          <text:p text:style-name="P1">izpisStatistike()</text:p>
          <text:p text:style-name="P1">&gt;</text:p>
          <text:p text:style-name="P1">socketIzpisStatistik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1" draw:id="id41" draw:layer="layout" svg:width="8.1cm" svg:height="2.2cm" svg:x="89.2cm" svg:y="43.6cm">
          <draw:glue-point draw:id="4" svg:x="-0.679cm" svg:y="-5cm"/>
          <draw:glue-point draw:id="5" svg:x="-0.555cm" svg:y="5cm"/>
          <text:p text:style-name="P1">SocketPosiljanjeRezultatov</text:p>
          <text:p text:style-name="P1">&gt;</text:p>
          <text:p text:style-name="P1">btnRewrite</text:p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6.9cm" svg:height="1.6cm" svg:x="81.5cm" svg:y="42.5cm">
          <text:p text:style-name="P1">-branje rezultatov in</text:p>
          <text:p text:style-name="P1">pošiljanje na webp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7.7cm" svg:height="2.2cm" svg:x="89.4cm" svg:y="40.6cm">
          <draw:glue-point draw:id="4" svg:x="-0.844cm" svg:y="-5cm"/>
          <draw:glue-point draw:id="5" svg:x="-0.584cm" svg:y="5cm"/>
          <text:p text:style-name="P1">branjeRezultatov()</text:p>
          <text:p text:style-name="P1">&gt;</text:p>
          <text:p text:style-name="P1">socketPosiljanjeRezultatov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6.4cm" svg:height="1.1cm" svg:x="89.9cm" svg:y="38.6cm">
          <draw:glue-point draw:id="4" svg:x="-1.093cm" svg:y="-5cm"/>
          <draw:glue-point draw:id="5" svg:x="-1.093cm" svg:y="5cm"/>
          <text:p text:style-name="P1">socketIzpisiRezul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7" draw:id="id47" draw:layer="layout" svg:width="6.7cm" svg:height="1.5cm" svg:x="81.4cm" svg:y="38cm">
          <text:p text:style-name="P1">-klic branjeRezultatov()</text:p>
          <text:p text:style-name="P1">s pogojem v01=1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6.3cm" svg:height="2.4cm" svg:x="90cm" svg:y="33.5cm">
          <text:p text:style-name="P1">izpisRezultatov()</text:p>
          <text:p text:style-name="P1">&gt;</text:p>
          <text:p text:style-name="P1">socketIzpisiRezultat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3.3cm" svg:y1="50cm" svg:x2="93.1cm" svg:y2="50.9cm" draw:start-shape="id39" draw:start-glue-point="8" draw:end-shape="id40" draw:end-glue-point="0" svg:d="M93300 50000v451h-200v449" svg:viewBox="0 0 201 901">
          <text:p/>
        </draw:connector>
        <draw:connector draw:style-name="gr10" draw:text-style-name="P1" draw:layer="layout" svg:x1="93.25cm" svg:y1="45.8cm" svg:x2="93.3cm" svg:y2="46.9cm" draw:start-shape="id41" draw:start-glue-point="2" draw:end-shape="id39" draw:end-glue-point="4" svg:d="M93250 45800v550h50v550" svg:viewBox="0 0 51 1101">
          <text:p/>
        </draw:connector>
        <draw:connector draw:style-name="gr10" draw:text-style-name="P1" draw:layer="layout" svg:x1="93.25cm" svg:y1="42.8cm" svg:x2="93.25cm" svg:y2="43.6cm" draw:start-shape="id42" draw:start-glue-point="2" draw:end-shape="id41" draw:end-glue-point="0" svg:d="M93250 42800v800" svg:viewBox="0 0 1 801">
          <text:p/>
        </draw:connector>
        <draw:connector draw:style-name="gr10" draw:text-style-name="P1" draw:layer="layout" svg:x1="93.1cm" svg:y1="39.7cm" svg:x2="93.25cm" svg:y2="40.6cm" draw:start-shape="id43" draw:start-glue-point="2" draw:end-shape="id42" draw:end-glue-point="0" svg:d="M93100 39700v450h150v450" svg:viewBox="0 0 151 901">
          <text:p/>
        </draw:connector>
        <draw:connector draw:style-name="gr10" draw:text-style-name="P1" draw:layer="layout" svg:x1="93.15cm" svg:y1="35.9cm" svg:x2="93.1cm" svg:y2="38.6cm" draw:start-shape="id44" draw:start-glue-point="2" draw:end-shape="id43" draw:end-glue-point="0" svg:d="M93150 35900v1350h-50v1350" svg:viewBox="0 0 51 2701">
          <text:p/>
        </draw:connector>
        <draw:connector draw:style-name="gr10" draw:text-style-name="P1" draw:layer="layout" svg:x1="93.1cm" svg:y1="32.7cm" svg:x2="93.15cm" svg:y2="33.5cm" draw:start-shape="id45" draw:start-glue-point="8" draw:end-shape="id44" draw:end-glue-point="0" svg:d="M93100 32700v401h50v399" svg:viewBox="0 0 51 801">
          <text:p/>
        </draw:connector>
        <draw:connector draw:style-name="gr10" draw:text-style-name="P1" draw:layer="layout" svg:x1="93.15cm" svg:y1="28.6cm" svg:x2="93.1cm" svg:y2="29.4cm" draw:start-shape="id46" draw:start-glue-point="2" draw:end-shape="id45" draw:end-glue-point="4" svg:d="M93150 28600v400h-50v400" svg:viewBox="0 0 51 801">
          <text:p/>
        </draw:connector>
        <draw:connector draw:style-name="gr6" draw:text-style-name="P1" draw:layer="layout" svg:x1="89.9cm" svg:y1="39.15cm" svg:x2="88.1cm" svg:y2="38.75cm" draw:start-shape="id43" draw:start-glue-point="3" draw:end-shape="id47" draw:end-glue-point="1" svg:d="M89900 39150h-900v-400h-900" svg:viewBox="0 0 1801 401">
          <text:p/>
        </draw:connector>
        <draw:connector draw:style-name="gr6" draw:text-style-name="P1" draw:layer="layout" svg:x1="89.4cm" svg:y1="41.7cm" svg:x2="88.4cm" svg:y2="43.3cm" draw:start-shape="id42" draw:start-glue-point="3" draw:end-shape="id48" draw:end-glue-point="1" svg:d="M89400 41700h-500v1600h-500" svg:viewBox="0 0 1001 1601">
          <text:p/>
        </draw:connector>
        <draw:connector draw:style-name="gr11" draw:text-style-name="P1" draw:layer="layout" svg:x1="47.2cm" svg:y1="79.6cm" svg:x2="47.5cm" svg:y2="81.3cm" draw:start-shape="id49" draw:start-glue-point="8" draw:end-shape="id50" draw:end-glue-point="0" svg:d="M47200 79600v851h300v849" svg:viewBox="0 0 301 1701">
          <text:p/>
        </draw:connector>
        <draw:connector draw:style-name="gr11" draw:text-style-name="P1" draw:layer="layout" svg:x1="46.9cm" svg:y1="73.9cm" svg:x2="47.2cm" svg:y2="75.8cm" draw:start-shape="id51" draw:start-glue-point="2" draw:end-shape="id49" draw:end-glue-point="4" svg:d="M46900 73900v950h300v950" svg:viewBox="0 0 301 1901">
          <text:p/>
        </draw:connector>
        <draw:connector draw:style-name="gr11" draw:text-style-name="P1" draw:layer="layout" svg:x1="46.55cm" svg:y1="69.5cm" svg:x2="46.9cm" svg:y2="71.3cm" draw:start-shape="id52" draw:start-glue-point="2" draw:end-shape="id51" draw:end-glue-point="0" svg:d="M46550 69500v900h350v900" svg:viewBox="0 0 351 1801">
          <text:p/>
        </draw:connector>
        <draw:connector draw:style-name="gr11" draw:text-style-name="P1" draw:layer="layout" svg:x1="35.599cm" svg:y1="58.8cm" svg:x2="46.55cm" svg:y2="67.2cm" draw:start-shape="id20" draw:start-glue-point="5" draw:end-shape="id52" draw:end-glue-point="0" svg:d="M35599 58800v4200h10951v4200" svg:viewBox="0 0 10952 8401">
          <text:p/>
        </draw:connector>
        <draw:connector draw:style-name="gr11" draw:text-style-name="P1" draw:layer="layout" svg:x1="36.099cm" svg:y1="53.7cm" svg:x2="35.699cm" svg:y2="57.8cm" draw:start-shape="id17" draw:start-glue-point="5" draw:end-shape="id20" draw:end-glue-point="4" svg:d="M36099 53700v2050h-400v2050" svg:viewBox="0 0 401 4101">
          <text:p/>
        </draw:connector>
        <draw:connector draw:style-name="gr11" draw:text-style-name="P1" draw:layer="layout" svg:x1="36.099cm" svg:y1="48.7cm" svg:x2="36.099cm" svg:y2="52.5cm" draw:start-shape="id6" draw:start-glue-point="5" draw:end-shape="id17" draw:end-glue-point="4" svg:d="M36099 48700v3800" svg:viewBox="0 0 1 3801">
          <text:p/>
        </draw:connector>
        <draw:connector draw:style-name="gr11" draw:text-style-name="P1" draw:layer="layout" svg:x1="43cm" svg:y1="41.4cm" svg:x2="35.999cm" svg:y2="47.3cm" draw:start-shape="id53" draw:start-glue-point="2" draw:end-shape="id6" draw:end-glue-point="4" svg:d="M43000 41400v2950h-7001v2950" svg:viewBox="0 0 7002 5901">
          <text:p/>
        </draw:connector>
        <draw:connector draw:style-name="gr11" draw:text-style-name="P1" draw:layer="layout" svg:x1="43.05cm" svg:y1="37.7cm" svg:x2="43cm" svg:y2="39cm" draw:start-shape="id54" draw:start-glue-point="8" draw:end-shape="id53" draw:end-glue-point="0" svg:d="M43050 37700v651h-50v649" svg:viewBox="0 0 51 1301">
          <text:p/>
        </draw:connector>
        <draw:connector draw:style-name="gr11" draw:text-style-name="P1" draw:layer="layout" svg:x1="43.05cm" svg:y1="32.9cm" svg:x2="43.05cm" svg:y2="34.2cm" draw:start-shape="id55" draw:start-glue-point="2" draw:end-shape="id54" draw:end-glue-point="4" svg:d="M43050 32900v1300" svg:viewBox="0 0 1 1301">
          <text:p/>
        </draw:connector>
        <draw:connector draw:style-name="gr6" draw:text-style-name="P1" draw:layer="layout" svg:x1="46.1cm" svg:y1="40.2cm" svg:x2="48.2cm" svg:y2="30.65cm" draw:start-shape="id53" draw:start-glue-point="1" draw:end-shape="id56" draw:end-glue-point="3" svg:d="M46100 40200h1050v-9550h1050" svg:viewBox="0 0 2101 9551">
          <text:p/>
        </draw:connector>
        <draw:connector draw:style-name="gr12" draw:text-style-name="P1" draw:layer="layout" draw:line-skew="5.25cm" svg:x1="84.45cm" svg:y1="24.7cm" svg:x2="92.401cm" svg:y2="38.6cm" draw:start-shape="id57" draw:start-glue-point="2" draw:end-shape="id43" draw:end-glue-point="4" svg:d="M84450 24700v12200h7951v1700" svg:viewBox="0 0 7952 13901">
          <text:p/>
        </draw:connector>
        <draw:connector draw:style-name="gr12" draw:text-style-name="P1" draw:layer="layout" svg:x1="92.701cm" svg:y1="49.899cm" svg:x2="92.6cm" svg:y2="51.001cm" draw:start-shape="id39" draw:start-glue-point="13" draw:end-shape="id40" draw:end-glue-point="8" svg:d="M92701 49899v552h-101v550" svg:viewBox="0 0 102 1103">
          <text:p/>
        </draw:connector>
        <draw:connector draw:style-name="gr12" draw:text-style-name="P1" draw:layer="layout" svg:x1="92.801cm" svg:y1="45.8cm" svg:x2="92.601cm" svg:y2="46.9cm" draw:start-shape="id41" draw:start-glue-point="5" draw:end-shape="id39" draw:end-glue-point="12" svg:d="M92801 45800v550h-200v550" svg:viewBox="0 0 201 1101">
          <text:p/>
        </draw:connector>
        <draw:connector draw:style-name="gr12" draw:text-style-name="P1" draw:layer="layout" svg:x1="92.801cm" svg:y1="42.8cm" svg:x2="92.701cm" svg:y2="43.6cm" draw:start-shape="id42" draw:start-glue-point="5" draw:end-shape="id41" draw:end-glue-point="4" svg:d="M92801 42800v400h-100v400" svg:viewBox="0 0 101 801">
          <text:p/>
        </draw:connector>
        <draw:connector draw:style-name="gr12" draw:text-style-name="P1" draw:layer="layout" svg:x1="92.401cm" svg:y1="39.7cm" svg:x2="92.601cm" svg:y2="40.6cm" draw:start-shape="id43" draw:start-glue-point="5" draw:end-shape="id42" draw:end-glue-point="4" svg:d="M92401 39700v450h200v450" svg:viewBox="0 0 201 901">
          <text:p/>
        </draw:connector>
        <draw:connector draw:style-name="gr12" draw:text-style-name="P1" draw:layer="layout" svg:x1="34.501cm" svg:y1="48.7cm" svg:x2="34.501cm" svg:y2="52.5cm" draw:start-shape="id6" draw:start-glue-point="7" draw:end-shape="id17" draw:end-glue-point="7" svg:d="M34501 48700v3800" svg:viewBox="0 0 1 3801">
          <text:p/>
        </draw:connector>
        <draw:connector draw:style-name="gr12" draw:text-style-name="P1" draw:layer="layout" svg:x1="34.589cm" svg:y1="28.239cm" svg:x2="34.501cm" svg:y2="47.3cm" draw:start-shape="id58" draw:start-glue-point="3" draw:end-shape="id6" draw:end-glue-point="6" svg:d="M34589 28239v9555h-88v9506" svg:viewBox="0 0 89 19062">
          <text:p/>
        </draw:connector>
        <draw:connector draw:style-name="gr12" draw:text-style-name="P1" xml:id="id58" draw:id="id58" draw:layer="layout" svg:x1="66.55cm" svg:y1="23.3cm" svg:x2="34.589cm" svg:y2="28.239cm" draw:start-shape="id59" draw:start-glue-point="2" svg:d="M66550 23300v2720h-31961v2219" svg:viewBox="0 0 31962 4940">
          <text:p/>
        </draw:connector>
        <draw:connector draw:style-name="gr12" draw:text-style-name="P1" draw:layer="layout" svg:x1="73.2cm" svg:y1="16.15cm" svg:x2="66.55cm" svg:y2="21cm" draw:start-shape="id60" draw:start-glue-point="3" draw:end-shape="id59" draw:end-glue-point="0" svg:d="M73200 16150h-6650v4850" svg:viewBox="0 0 6651 4851">
          <text:p/>
        </draw:connector>
        <draw:connector draw:style-name="gr12" draw:text-style-name="P1" draw:layer="layout" svg:x1="80.9cm" svg:y1="16.15cm" svg:x2="84.45cm" svg:y2="20.7cm" draw:start-shape="id60" draw:start-glue-point="1" draw:end-shape="id57" draw:end-glue-point="0" svg:d="M80900 16150h3550v4550" svg:viewBox="0 0 3551 4551">
          <text:p/>
        </draw:connector>
        <draw:connector draw:style-name="gr12" draw:text-style-name="P1" draw:layer="layout" svg:x1="76.75cm" svg:y1="13.7cm" svg:x2="77.05cm" svg:y2="15cm" draw:start-shape="id61" draw:start-glue-point="8" draw:end-shape="id60" draw:end-glue-point="0" svg:d="M76750 13700v651h300v649" svg:viewBox="0 0 301 1301">
          <text:p/>
        </draw:connector>
        <draw:connector draw:style-name="gr12" draw:text-style-name="P1" draw:layer="layout" svg:x1="57cm" svg:y1="3.65cm" svg:x2="76.75cm" svg:y2="9.6cm" draw:start-shape="id36" draw:start-glue-point="1" draw:end-shape="id61" draw:end-glue-point="4" svg:d="M57000 3650h19750v5950" svg:viewBox="0 0 19751 5951">
          <text:p/>
        </draw:connector>
        <draw:connector draw:style-name="gr7" draw:text-style-name="P1" draw:layer="layout" svg:x1="29.325cm" svg:y1="59.95cm" svg:x2="33.45cm" svg:y2="58.8cm" draw:start-shape="id62" draw:start-glue-point="0" draw:end-shape="id20" draw:end-glue-point="2" svg:d="M29325 59950h4125v-1150" svg:viewBox="0 0 4126 1151">
          <text:p/>
        </draw:connector>
        <draw:custom-shape draw:style-name="gr2" draw:text-style-name="P1" xml:id="id68" draw:id="id68" draw:layer="layout" svg:width="6.9cm" svg:height="1.9cm" svg:x="58.4cm" svg:y="33.6cm">
          <text:p text:style-name="P1">-brisanje izbranega odg</text:p>
          <text:p text:style-name="P1">Iz DB</text:p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7.7cm" svg:height="1.4cm" svg:x="67.3cm" svg:y="35.1cm">
          <text:p text:style-name="P1">socketBrisanjeVrsticeOdg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13.9cm" svg:height="2.2cm" svg:x="57.7cm" svg:y="13.2cm">
          <text:p text:style-name="P1">-brisanje vpr in povezanih odg iz DB</text:p>
          <text:p text:style-name="P1">-osveziPodatke na 'true'-uporaba v branjeStVpr()</text:p>
          <text:p text:style-name="P1">-klic branjeStVpr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7" draw:id="id57" draw:layer="layout" svg:width="6.9cm" svg:height="4cm" svg:x="81cm" svg:y="20.7cm">
          <text:p text:style-name="P1">socketIzpisiRezul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7.7cm" svg:height="2.3cm" svg:x="73.2cm" svg:y="15cm">
          <text:p text:style-name="P1">2 istočasna emita:</text:p>
          <text:p text:style-name="P1">-socketBrisanjeVrsticeVpr</text:p>
          <text:p text:style-name="P1">-socketIzpisiRezul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7.3cm" svg:height="2.3cm" svg:x="62.9cm" svg:y="21cm">
          <text:p text:style-name="P1">socketBrisanjeVrsticeVpr</text:p>
          <text:p text:style-name="P1">&gt;</text:p>
          <text:p text:style-name="P1">branjeStVpr(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cm" svg:y1="17.1cm" svg:x2="28.001cm" svg:y2="66.7cm" draw:start-shape="id24" draw:start-glue-point="2" draw:end-shape="id22" draw:end-glue-point="6" svg:d="M12700 17100v24800h15301v24800" svg:viewBox="0 0 15302 49601">
          <text:p/>
        </draw:connector>
        <draw:connector draw:style-name="gr6" draw:text-style-name="P1" draw:layer="layout" svg:x1="62.9cm" svg:y1="22.15cm" svg:x2="64.65cm" svg:y2="15.4cm" draw:start-shape="id59" draw:start-glue-point="3" draw:end-shape="id63" draw:end-glue-point="2" svg:d="M62900 22150h-501v-3950h2251v-2800" svg:viewBox="0 0 2252 6751">
          <text:p/>
        </draw:connector>
        <draw:connector draw:style-name="gr12" draw:text-style-name="P1" draw:layer="layout" svg:x1="34.801cm" svg:y1="53.599cm" svg:x2="34.399cm" svg:y2="57.8cm" draw:start-shape="id17" draw:start-glue-point="6" draw:end-shape="id20" draw:end-glue-point="7" svg:d="M34801 53599v2151h-402v2050" svg:viewBox="0 0 403 4202">
          <text:p/>
        </draw:connector>
        <draw:custom-shape draw:style-name="gr2" draw:text-style-name="P1" xml:id="id64" draw:id="id64" draw:layer="layout" svg:width="15cm" svg:height="2.1cm" svg:x="40.1cm" svg:y="47.6cm">
          <text:p text:style-name="P1">- branje števila vprašanj</text:p>
          <text:p text:style-name="P1">-socketVprPrebran za posodobitev zapStVpr in stVpr</text:p>
          <text:p text:style-name="P1">- klic lastVprID()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1cm" svg:y1="48.499cm" svg:x2="40.1cm" svg:y2="48.65cm" draw:start-shape="id6" draw:start-glue-point="8" draw:end-shape="id64" svg:d="M37100 48499h1500v151h1500" svg:viewBox="0 0 3001 152">
          <text:p/>
        </draw:connector>
        <draw:connector draw:style-name="gr14" draw:text-style-name="P1" draw:layer="layout" svg:x1="71.15cm" svg:y1="36.5cm" svg:x2="71.25cm" svg:y2="38.8cm" draw:start-shape="id65" draw:start-glue-point="2" draw:end-shape="id66" draw:end-glue-point="0" svg:d="M71150 36500v1150h100v1150" svg:viewBox="0 0 101 2301">
          <text:p/>
        </draw:connector>
        <draw:connector draw:style-name="gr14" draw:text-style-name="P1" draw:layer="layout" svg:x1="71.15cm" svg:y1="33.3cm" svg:x2="71.15cm" svg:y2="35.1cm" draw:start-shape="id67" draw:start-glue-point="8" draw:end-shape="id65" draw:end-glue-point="0" svg:d="M71150 33300v1800" svg:viewBox="0 0 1 1801">
          <text:p/>
        </draw:connector>
        <draw:connector draw:style-name="gr14" draw:text-style-name="P1" draw:layer="layout" svg:x1="91.1cm" svg:y1="26.55cm" svg:x2="71.15cm" svg:y2="30.3cm" draw:start-shape="id46" draw:start-glue-point="3" draw:end-shape="id67" draw:end-glue-point="4" svg:d="M91100 26550h-19950v3750" svg:viewBox="0 0 19951 3751">
          <text:p/>
        </draw:connector>
        <draw:connector draw:style-name="gr6" draw:text-style-name="P1" draw:layer="layout" svg:x1="67.3cm" svg:y1="35.8cm" svg:x2="65.3cm" svg:y2="34.55cm" draw:start-shape="id65" draw:start-glue-point="3" draw:end-shape="id68" draw:end-glue-point="1" svg:d="M67300 35800h-1000v-1250h-1000" svg:viewBox="0 0 2001 1251">
          <text:p/>
        </draw:connector>
        <draw:connector draw:style-name="gr12" draw:text-style-name="P1" draw:layer="layout" svg:x1="45.901cm" svg:y1="69.5cm" svg:x2="45.901cm" svg:y2="71.3cm" draw:start-shape="id52" draw:start-glue-point="5" draw:end-shape="id51" draw:end-glue-point="4" svg:d="M45901 69500v1800" svg:viewBox="0 0 1 1801">
          <text:p/>
        </draw:connector>
        <draw:connector draw:style-name="gr12" draw:text-style-name="P1" draw:layer="layout" draw:line-skew="1cm" svg:x1="34.099cm" svg:y1="58.8cm" svg:x2="45.901cm" svg:y2="67.2cm" draw:start-shape="id20" draw:start-glue-point="8" draw:end-shape="id52" draw:end-glue-point="4" svg:d="M34099 58800v5200h11802v3200" svg:viewBox="0 0 11803 8401">
          <text:p/>
        </draw:connector>
        <draw:connector draw:style-name="gr12" draw:text-style-name="P1" draw:layer="layout" svg:x1="46.401cm" svg:y1="79.499cm" svg:x2="46.15cm" svg:y2="81.3cm" draw:start-shape="id49" draw:start-glue-point="13" draw:end-shape="id50" draw:end-glue-point="4" svg:d="M46401 79499v952h-251v849" svg:viewBox="0 0 252 1802">
          <text:p/>
        </draw:connector>
        <draw:connector draw:style-name="gr12" draw:text-style-name="P1" draw:layer="layout" svg:x1="45.901cm" svg:y1="73.9cm" svg:x2="46.201cm" svg:y2="75.8cm" draw:start-shape="id51" draw:start-glue-point="5" draw:end-shape="id49" draw:end-glue-point="12" svg:d="M45901 73900v950h300v950" svg:viewBox="0 0 30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35:25.490133580</meta:creation-date>
    <dc:date>2016-12-11T19:12:41.937285169</dc:date>
    <meta:editing-duration>PT9H3M16S</meta:editing-duration>
    <meta:editing-cycles>61</meta:editing-cycles>
    <meta:generator>LibreOffice/4.2.8.2$Linux_X86_64 LibreOffice_project/420m0$Build-2</meta:generator>
    <meta:document-statistic meta:object-count="142"/>
  </office:meta>
</office:document-meta>
</file>